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5756" officeooo:paragraph-rsid="000b57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gkyl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0.2.2$Windows_x86 LibreOffice_project/37b43f919e4de5eeaca9b9755ed688758a8251fe</meta:generator>
    <dc:date>2015-11-27T11:46:26.828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